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96D21AE7095BF623.png" manifest:media-type="image/png"/>
  <manifest:file-entry manifest:full-path="Pictures/100B4ADB000129600001A4C043E5545869CD231E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B4ADB000129600001A4C043E5545869CD231E.pdf" xlink:type="simple" xlink:show="embed" xlink:actuate="onLoad" draw:mime-type="application/pdf"/><draw:image xlink:href="Pictures/10000001000003190000046296D21AE7095BF6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8:57:46.116023533</meta:creation-date>
    <dc:date>2022-11-04T18:58:22.309176594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